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Times, serif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2pt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2pt" fo:font-style="normal" fo:font-weight="normal" officeooo:paragraph-rsid="0002f661" style:font-size-asian="12pt" style:font-size-complex="12pt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.034cm" fo:margin-right="0cm" fo:text-align="justify" style:justify-single-word="false" fo:text-indent="0cm" style:auto-text-indent="false">
        <style:tab-stops>
          <style:tab-stop style:position="0.355cm"/>
          <style:tab-stop style:position="1.625cm"/>
          <style:tab-stop style:position="2.895cm"/>
          <style:tab-stop style:position="4.165cm"/>
          <style:tab-stop style:position="5.435cm"/>
          <style:tab-stop style:position="6.705cm"/>
          <style:tab-stop style:position="7.975cm"/>
          <style:tab-stop style:position="9.245cm"/>
          <style:tab-stop style:position="10.515cm"/>
        </style:tab-stops>
      </style:paragraph-properties>
      <style:text-properties fo:color="#000000" style:font-name="Times New Roman" fo:font-size="12pt" style:font-size-asian="12pt"/>
    </style:style>
    <style:style style:name="P7" style:family="paragraph" style:parent-style-name="Standard">
      <style:paragraph-properties fo:margin-left="1.251cm" fo:margin-right="-0.252cm" fo:text-indent="1.75cm" style:auto-text-indent="false"/>
      <style:text-properties style:font-name="Times New Roman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/>
    </style:style>
    <style:style style:name="P9" style:family="paragraph" style:parent-style-name="Standard">
      <style:paragraph-properties fo:margin-left="0.25cm" fo:margin-right="0cm" fo:margin-top="0cm" fo:margin-bottom="0.247cm" loext:contextual-spacing="false" fo:text-align="justify" style:justify-single-word="false" fo:text-indent="2.75cm" style:auto-text-indent="false"/>
      <style:text-properties officeooo:paragraph-rsid="0002f661"/>
    </style:style>
    <style:style style:name="P10" style:family="paragraph" style:parent-style-name="Standard">
      <style:paragraph-properties fo:margin-left="0.25cm" fo:margin-right="0cm" fo:margin-top="0cm" fo:margin-bottom="0.247cm" loext:contextual-spacing="false" fo:text-align="justify" style:justify-single-word="false" fo:text-indent="2.75cm" style:auto-text-indent="false"/>
      <style:text-properties style:font-name="Times New Roman"/>
    </style:style>
    <style:style style:name="P11" style:family="paragraph" style:parent-style-name="Standard">
      <style:paragraph-properties fo:margin-left="0.25cm" fo:margin-right="0cm" fo:margin-top="0cm" fo:margin-bottom="0.247cm" loext:contextual-spacing="false" fo:text-align="justify" style:justify-single-word="false" fo:text-indent="2.75cm" style:auto-text-indent="false"/>
      <style:text-properties style:font-name="Times New Roman" officeooo:paragraph-rsid="00013bf1"/>
    </style:style>
    <style:style style:name="P12" style:family="paragraph" style:parent-style-name="Standard">
      <style:paragraph-properties fo:margin-left="0.25cm" fo:margin-right="0cm" fo:margin-top="0cm" fo:margin-bottom="0.247cm" loext:contextual-spacing="false" fo:text-align="justify" style:justify-single-word="false" fo:text-indent="2.75cm" style:auto-text-indent="false"/>
      <style:text-properties style:font-name="Times New Roman" officeooo:rsid="00013bf1" officeooo:paragraph-rsid="00013bf1"/>
    </style:style>
    <style:style style:name="P13" style:family="paragraph" style:parent-style-name="Standard">
      <style:paragraph-properties fo:margin-left="0.25cm" fo:margin-right="0cm" fo:margin-top="0cm" fo:margin-bottom="0.247cm" loext:contextual-spacing="false" fo:text-align="justify" style:justify-single-word="false" fo:text-indent="2.75cm" style:auto-text-indent="false"/>
      <style:text-properties style:font-name="Times New Roman" officeooo:rsid="0002f661" officeooo:paragraph-rsid="0002f66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13bf1" style:font-size-asian="12pt"/>
    </style:style>
    <style:style style:name="T3" style:family="text">
      <style:text-properties fo:font-size="12pt" officeooo:rsid="0002f661" style:font-size-asian="12pt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02f661" style:font-size-asian="12pt" style:font-style-asian="normal"/>
    </style:style>
    <style:style style:name="T7" style:family="text">
      <style:text-properties fo:font-variant="normal" fo:text-transform="none" style:font-name="Times New Roman1" fo:font-size="12pt" fo:font-style="normal" fo:font-weight="normal" style:font-size-asian="12pt" style:font-size-complex="12pt"/>
    </style:style>
    <style:style style:name="T8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T10" style:family="text">
      <style:text-properties style:font-name="Times New Roman" fo:font-size="12pt" fo:font-style="italic" style:font-size-asian="12pt" style:font-style-asian="italic"/>
    </style:style>
    <style:style style:name="T11" style:family="text">
      <style:text-properties style:font-name="Times New Roman" fo:font-size="12pt" fo:font-style="normal" style:font-size-asian="12pt" style:font-style-asian="normal"/>
    </style:style>
    <style:style style:name="T12" style:family="text">
      <style:text-properties style:font-name="Times New Roman" fo:font-size="12pt" fo:font-style="normal" officeooo:rsid="0002f661" style:font-size-asian="12pt" style:font-style-asian="normal"/>
    </style:style>
    <style:style style:name="T13" style:family="text">
      <style:text-properties style:font-name="Times New Roman" fo:font-size="12pt" fo:font-style="normal" style:font-size-asian="12pt" style:font-style-asian="normal" style:font-style-complex="normal"/>
    </style:style>
    <style:style style:name="T14" style:family="text">
      <style:text-properties style:font-name="Times New Roman" officeooo:rsid="0002f661" style:font-style-asian="normal"/>
    </style:style>
    <style:style style:name="T15" style:family="text">
      <style:text-properties officeooo:rsid="0002f6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/>
      <text:p text:style-name="P7"><text:span text:style-name="T1">Vistos etc.</text:span></text:p>
      <text:p text:style-name="P8"/>
      <text:p text:style-name="P11"><text:span text:style-name="T1">Em gozo de livramento condicional, o apenado </text:span><text:span text:style-name="T8">Jeferson Bruno Ferreira da Silva</text:span><text:span text:style-name="T1"> foi </text:span><text:span text:style-name="T2">denunciado pela</text:span><text:span text:style-name="T1"> prática de novo delito doloso, </text:span><text:span text:style-name="T2">nos autos do processo nº 0100692-10.2017.8.20.0121</text:span><text:span text:style-name="T1">, </text:span><text:span text:style-name="T2">tendo sido suspenso o benefício (evento 1.1, fls. 99-100, pv. 124-125).</text:span></text:p>
      <text:p text:style-name="P12"><text:span text:style-name="T1">Compulsando os autos, observo que os autos da nova condenação foram juntados aos presentes, contudo, não fora prolata a devida decisão de unificação de penas, sen</text:span><text:span text:style-name="T3">d</text:span><text:span text:style-name="T1">o posteriormente deferida a progressão de regime para o semiaberto (evento 31), </text:span><text:span text:style-name="T3">sem ter observado a ausência da unificação de penas</text:span><text:span text:style-name="T1">.</text:span></text:p>
      <text:p text:style-name="P10"><text:span text:style-name="T1">É o relatório.</text:span></text:p>
      <text:p text:style-name="P10"><text:span text:style-name="T1">Nos termos do art. 86, I, do Código Penal, revoga-se o livramento se o liberado vem a ser condenado a pena privativa de liberdade, em sentença irrecorrível, por crime cometido durante a vigência do benefício.</text:span></text:p>
      <text:p text:style-name="P10"><text:span text:style-name="T1">É o caso, desnecessárias maiores considerações a respeito, especialmente quando se nota transitada em julgado a nova decisão condenatória.</text:span></text:p>
      <text:p text:style-name="P10"><text:span text:style-name="T1">Por oportuno, anoto tratar-se de crime posterior ao benefício, não se descontando da pena, em conseqüência, o tempo em que esteve solto o apenado (Código Penal, art. </text:span><text:span text:style-name="T3">94</text:span><text:span text:style-name="T1">).</text:span></text:p>
      <text:p text:style-name="P13"><text:span text:style-name="T1">Ademais, t</text:span><text:span text:style-name="T8">rata-se, na espécie, de concurso material de delitos, não se podendo ter os crimes como continuação entre si, impondo-se a soma das penas.</text:span></text:p>
      <text:p text:style-name="P9"><text:span text:style-name="T13">Isto posto</text:span><text:span text:style-name="T11">, revogo o livramento condicional </text:span><text:span text:style-name="T12">e unifico em dezessete anos, três meses e dezesseis dias de reclusão a pena privativa de liberdade em execução nestes autos, a ser cumprida em regime semiaberto, face à progressão de regime determinada ao evento 31.</text:span></text:p>
      <text:p text:style-name="P2">P.R.I. <text:span text:style-name="T15">A</text:span>tualize-se o atestado de pena a cumprir, <text:span text:style-name="T14">observada a detração, dela retirando-se o período em que o apenado esteve solto em razão do livramento condicional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Times, serif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OSIVALDO_20_2" style:display-name="ROSIVALDO 2" style:family="paragraph" style:default-outline-level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3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urdiência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rmo_20_de_20_audiência" style:display-name="termo de audiência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menta" style:family="paragraph" style:default-outline-level="">
      <style:paragraph-properties fo:margin-left="7.00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style:style style:name="Texto_20_em_20_bloco1" style:display-name="Texto em bloco1" style:family="paragraph" style:parent-style-name="Standard" style:default-outline-level="">
      <style:paragraph-properties fo:margin-left="0.501cm" fo:margin-right="-0.503cm" fo:margin-top="0cm" fo:margin-bottom="0cm" loext:contextual-spacing="false" fo:text-align="justify" style:justify-single-word="false" fo:text-indent="3cm" style:auto-text-indent="false"/>
      <style:text-properties fo:font-size="13pt" style:font-size-asian="13pt"/>
    </style:style>
    <style:style style:name="Pré-formatação_20_HTML" style:display-name="Pré-formatação HTML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Verdana" fo:font-family="Verdana" style:font-family-generic="roman" style:font-pitch="variable"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roman" style:font-pitch="variable" fo:font-size="12pt" style:font-size-asian="12pt"/>
    </style:style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style:font-size-asian="12pt"/>
    </style:style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/>
    </style:style>
    <style:style style:name="Definit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H1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24pt" fo:font-weight="bold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fo:font-style="italic" style:font-size-asian="12pt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2pt" style:font-size-asian="12pt"/>
    </style:style>
    <style:style style:name="CIT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COD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/>
    </style:style>
    <style:style style:name="Emphasi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llowedHyper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8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Keyboar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font-weight="bold" style:font-name-asian="Palatino Linotype" style:font-family-asian="'Palatino Linotype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Palatino Linotype" style:font-family-asian="'Palatino Linotype'" style:font-family-generic-asian="system" style:font-pitch-asian="variable" style:font-size-asian="8pt" style:font-name-complex="Arial1" style:font-family-complex="Arial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Palatino Linotype" style:font-family-asian="'Palatino Linotype'" style:font-family-generic-asian="system" style:font-pitch-asian="variable" style:font-size-asian="8pt" style:font-name-complex="Arial1" style:font-family-complex="Arial" style:font-family-generic-complex="system" style:font-pitch-complex="variable" style:font-size-complex="12pt" text:display="none"/>
    </style:style>
    <style:style style:name="Samp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ypewriter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/>
    </style:style>
    <style:style style:name="Variab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Palatino Linotype" style:font-family-asian="'Palatino Linotype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ff0000"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text:display="none"/>
    </style:style>
    <style:style style:name="Comme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text:display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3:12:51.745000000</meta:creation-date>
    <dc:title>StarWriter</dc:title>
    <dc:description>StarWriter</dc:description>
    <dc:date>2019-10-25T13:43:09.295000000</dc:date>
    <meta:editing-duration>PT9M51S</meta:editing-duration>
    <meta:editing-cycles>1</meta:editing-cycles>
    <meta:document-statistic meta:table-count="0" meta:image-count="0" meta:object-count="0" meta:page-count="1" meta:paragraph-count="10" meta:word-count="262" meta:character-count="1659" meta:non-whitespace-character-count="1407"/>
    <meta:generator>LibreOffice/6.0.3.2$Windows_X86_64 LibreOffice_project/8f48d515416608e3a835360314dac7e47fd0b821</meta:generator>
    <meta:user-defined meta:name="cdcategoria">15</meta:user-defined>
    <meta:user-defined meta:name="cddocumento">1327993</meta:user-defined>
    <meta:user-defined meta:name="cdimagem">4</meta:user-defined>
    <meta:user-defined meta:name="cdmodelo">90432</meta:user-defined>
    <meta:user-defined meta:name="cdprocesso" meta:value-type="string">0100080TL0000</meta:user-defined>
    <meta:user-defined meta:name="cdusuemedicao" meta:value-type="string">J751987</meta:user-defined>
    <meta:user-defined meta:name="documentencoding" meta:value-type="string">utf-8</meta:user-defined>
    <meta:user-defined meta:name="flemitear" meta:value-type="string">N</meta:user-defined>
    <meta:user-defined meta:name="fltipo" meta:value-type="string">G</meta:user-defined>
    <meta:user-defined meta:name="html" meta:value-type="boolean">true</meta:user-defined>
    <meta:user-defined meta:name="imprimir_cabecalho" meta:value-type="string">Todas</meta:user-defined>
    <meta:user-defined meta:name="nmarquivo" meta:value-type="string">Inicial. Reintegração de Posse. Tutela. Defere. Dr. Odinei.</meta:user-defined>
    <meta:user-defined meta:name="nmmodelo" meta:value-type="string">livramento condicional revogação</meta:user-defined>
    <meta:user-defined meta:name="nuprocesso" meta:value-type="string">001080005269</meta:user-defined>
    <meta:user-defined meta:name="nuprocessosemformatacao" meta:value-type="string">001080005269</meta:user-defined>
    <meta:user-defined meta:name="nurecurso" meta:value-type="string">000</meta:user-defined>
    <meta:user-defined meta:name="quantidade_paginas" meta:value-type="string">1</meta:user-defined>
    <meta:user-defined meta:name="sgmodelo" meta:value-type="string">???</meta:user-defined>
    <meta:user-defined meta:name="somenteleitura" meta:value-type="string">N</meta:user-defined>
    <meta:user-defined meta:name="ultimo_auto_salvamento" meta:value-type="string">26/10/2010 14:49:46</meta:user-defined>
    <meta:user-defined meta:name="ultimo_salvamento" meta:value-type="string">26/10/2010 14:49:46</meta:user-defined>
  </office:meta>
</office:document-meta>
</file>